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FMono-Regular" svg:font-family="SFMono-Regular, Menlo, Monaco, Consolas, 'Liberation Mono', 'Courier New', Courier, monospace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cm" style:contextual-spacing="false" fo:line-height="140%" fo:text-align="start" style:justify-single-word="false" fo:orphans="2" fo:widows="2" fo:text-indent="0cm" style:auto-text-indent="false" fo:padding="0cm" fo:border="none"/>
      <style:text-properties fo:font-variant="normal" fo:text-transform="none" fo:color="#404040" loext:opacity="100%" style:font-name="SFMono-Regular" fo:font-size="9pt" fo:letter-spacing="normal" fo:font-style="normal" fo:font-weight="normal"/>
    </style:style>
    <style:style style:name="P2" style:family="paragraph" style:parent-style-name="Preformatted_20_Text">
      <style:paragraph-properties fo:margin-left="0cm" fo:margin-right="0cm" fo:margin-top="0cm" fo:margin-bottom="0cm" style:contextual-spacing="false" fo:line-height="140%" fo:text-align="start" style:justify-single-word="false" fo:orphans="2" fo:widows="2" fo:text-indent="0cm" style:auto-text-indent="false" fo:padding="0cm" fo:border="none"/>
      <style:text-properties fo:font-variant="normal" fo:text-transform="none" fo:color="#404040" loext:opacity="100%" style:font-name="SFMono-Regular" fo:font-size="9pt" fo:letter-spacing="normal" fo:font-style="normal" fo:font-weight="normal" officeooo:paragraph-rsid="001a76f6"/>
    </style:style>
    <style:style style:name="P3" style:family="paragraph" style:parent-style-name="Preformatted_20_Text">
      <style:paragraph-properties fo:margin-left="0cm" fo:margin-right="0cm" fo:margin-top="0cm" fo:margin-bottom="0cm" style:contextual-spacing="false" fo:line-height="140%" fo:text-align="start" style:justify-single-word="false" fo:orphans="2" fo:widows="2" fo:text-indent="0cm" style:auto-text-indent="false" fo:padding="0cm" fo:border="none"/>
      <style:text-properties fo:font-variant="normal" fo:text-transform="none" fo:color="#404040" loext:opacity="100%" style:font-name="SFMono-Regular" fo:font-size="9pt" fo:letter-spacing="normal" fo:font-style="normal" fo:font-weight="normal" officeooo:rsid="001a76f6" officeooo:paragraph-rsid="001a76f6"/>
    </style:style>
    <style:style style:name="P4" style:family="paragraph" style:parent-style-name="Preformatted_20_Text">
      <style:paragraph-properties fo:margin-left="0cm" fo:margin-right="0cm" fo:margin-top="0cm" fo:margin-bottom="0cm" style:contextual-spacing="false" fo:line-height="140%" fo:text-align="start" style:justify-single-word="false" fo:orphans="2" fo:widows="2" fo:text-indent="0cm" style:auto-text-indent="false" fo:padding="0cm" fo:border="none"/>
      <style:text-properties fo:font-variant="normal" fo:text-transform="none" fo:color="#404040" loext:opacity="100%" fo:letter-spacing="normal" fo:font-style="normal" fo:font-weight="normal" officeooo:paragraph-rsid="001a76f6"/>
    </style:style>
    <style:style style:name="P5" style:family="paragraph" style:parent-style-name="Standard">
      <style:text-properties officeooo:paragraph-rsid="00195e78"/>
    </style:style>
    <style:style style:name="P6" style:family="paragraph" style:parent-style-name="Standard">
      <style:text-properties fo:font-weight="bold" officeooo:paragraph-rsid="001d8a3c" style:font-weight-asian="bold" style:font-weight-complex="bold"/>
    </style:style>
    <style:style style:name="P7" style:family="paragraph" style:parent-style-name="Standard">
      <style:text-properties fo:font-weight="bold" officeooo:paragraph-rsid="001f2d40" style:font-weight-asian="bold" style:font-weight-complex="bold"/>
    </style:style>
    <style:style style:name="P8" style:family="paragraph" style:parent-style-name="Standard">
      <style:text-properties fo:font-weight="bold" officeooo:rsid="001f2d40" officeooo:paragraph-rsid="001f2d40" style:font-weight-asian="bold" style:font-weight-complex="bold"/>
    </style:style>
    <style:style style:name="P9" style:family="paragraph" style:parent-style-name="Standard">
      <style:text-properties fo:font-weight="normal" officeooo:paragraph-rsid="001d8a3c" style:font-weight-asian="normal" style:font-weight-complex="normal"/>
    </style:style>
    <style:style style:name="P10" style:family="paragraph" style:parent-style-name="Standard">
      <style:text-properties fo:font-weight="normal" officeooo:paragraph-rsid="001d8a3c" style:font-weight-asian="normal" style:font-weight-complex="normal"/>
    </style:style>
    <style:style style:name="P11" style:family="paragraph" style:parent-style-name="Standard">
      <style:text-properties fo:font-weight="normal" officeooo:rsid="001d8a3c" officeooo:paragraph-rsid="001d8a3c" style:font-weight-asian="normal" style:font-weight-complex="normal"/>
    </style:style>
    <style:style style:name="P12" style:family="paragraph" style:parent-style-name="Standard">
      <style:text-properties fo:font-weight="normal" officeooo:rsid="001d8a3c" officeooo:paragraph-rsid="001f2d40" style:font-weight-asian="normal" style:font-weight-complex="normal"/>
    </style:style>
    <style:style style:name="T1" style:family="text">
      <style:text-properties officeooo:rsid="00195e7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95e78" style:font-weight-asian="bold" style:font-weight-complex="bold"/>
    </style:style>
    <style:style style:name="T4" style:family="text">
      <style:text-properties fo:font-weight="bold" officeooo:rsid="001a76f6" style:font-weight-asian="bold" style:font-weight-complex="bold"/>
    </style:style>
    <style:style style:name="T5" style:family="text">
      <style:text-properties fo:color="#000000" loext:opacity="100%" fo:font-weight="bold" officeooo:rsid="001a76f6" style:font-weight-asian="bold" style:font-weight-complex="bold"/>
    </style:style>
    <style:style style:name="T6" style:family="text">
      <style:text-properties style:font-name="SFMono-Regular" fo:font-size="9pt"/>
    </style:style>
    <style:style style:name="T7" style:family="text">
      <style:text-properties style:font-name="SFMono-Regular" fo:font-size="9pt" fo:font-weight="bold" style:font-weight-asian="bold" style:font-weight-complex="bold"/>
    </style:style>
    <style:style style:name="T8" style:family="text">
      <style:text-properties style:font-name="SFMono-Regular" fo:font-size="9pt" fo:font-weight="bold" officeooo:rsid="001a76f6" style:font-weight-asian="bold" style:font-weight-complex="bold"/>
    </style:style>
    <style:style style:name="T9" style:family="text">
      <style:text-properties style:font-name="SFMono-Regular" fo:font-size="9pt" officeooo:rsid="001a76f6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1d8a3c" style:font-weight-asian="normal" style:font-weight-complex="normal"/>
    </style:style>
    <style:style style:name="T12" style:family="text">
      <style:text-properties fo:font-weight="normal" officeooo:rsid="001f2d40" style:font-weight-asian="normal" style:font-weight-complex="normal"/>
    </style:style>
    <style:style style:name="T13" style:family="text">
      <style:text-properties officeooo:rsid="001d8a3c"/>
    </style:style>
    <style:style style:name="T14" style:family="text">
      <style:text-properties officeooo:rsid="001f2d4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IMX8MP YOCTO COMPILATION STEP:</text:p>
      <text:p text:style-name="P4"><text:span text:style-name="T9">---------------------------------------------------</text:span><text:span text:style-name="T6"><text:line-break/></text:span><text:span text:style-name="T7">BSP-Yocto-NXP-i.MX8MP-PD23.1.0<text:line-break/></text:span><text:span text:style-name="T8">KERNEL VERSION:</text:span><text:span text:style-name="T5">v5.15.71</text:span></text:p>
      <text:p text:style-name="P2"><text:span text:style-name="T4">YOCTO VERSION: Kirkstone</text:span><text:line-break/>----------------------------------------------------------------------<text:line-break/><text:line-break/>phytec@phytec:~/imx8mp$ mkdir ~/yocto<text:line-break/><text:line-break/>phytec@phytec:~/imx8mp$ cd ~/yocto/<text:line-break/><text:line-break/>phytec@phytec:~/yocto$ wget ftp://ftp.phytec.de/pub/Software/Linux/Yocto/Tools/phyLinux</text:p>
      <text:p text:style-name="P1"/>
      <text:p text:style-name="P5">phytec@phytec:~/yocto$ chmod +x phyLinux<text:line-break/></text:p>
      <text:p text:style-name="P5">phytec@phytec:~/yocto$ ./<text:span text:style-name="T1">phyLinux init</text:span></text:p>
      <text:p text:style-name="P5"><text:line-break/>phytec@phytec:~/yocto$ <text:span text:style-name="T2">./phyLinux init</text:span></text:p>
      <text:p text:style-name="Standard">repo tool wrapper is installed: /home/phytec/bin/repo</text:p>
      <text:p text:style-name="Standard">repo is installed in the current directory</text:p>
      <text:p text:style-name="Standard">no repository initialized</text:p>
      <text:p text:style-name="Standard">Initializing from an empty directory</text:p>
      <text:p text:style-name="Standard">updating remote phytec repo repository</text:p>
      <text:p text:style-name="Standard">$ repo init --no-current-branch --repo-url=https://git.phytec.de/git/git-repo --repo-branch= -u git://git.phytec.de/phy2octo</text:p>
      <text:p text:style-name="Standard">Traceback (most recent call last):</text:p>
      <text:p text:style-name="Standard"><text:s text:c="2"/>File "/home/phytec/yocto/.repo/repo/main.py", line 55, in &lt;module&gt;</text:p>
      <text:p text:style-name="Standard"><text:s text:c="4"/>from subcmds.version import Version</text:p>
      <text:p text:style-name="Standard"><text:s text:c="2"/>File "/home/phytec/yocto/.repo/repo/subcmds/__init__.py", line 34, in &lt;module&gt;</text:p>
      <text:p text:style-name="Standard"><text:s text:c="4"/>mod = __import__(__name__,</text:p>
      <text:p text:style-name="Standard"><text:s text:c="2"/>File "/home/phytec/yocto/.repo/repo/subcmds/help.py", line 20, in &lt;module&gt;</text:p>
      <text:p text:style-name="Standard"><text:s text:c="4"/>from formatter import AbstractFormatter, DumbWriter</text:p>
      <text:p text:style-name="Standard">ModuleNotFoundError: No module named 'formatter'</text:p>
      <text:p text:style-name="Standard"/>
      <text:p text:style-name="Standard">Error while probing for SoC</text:p>
      <text:p text:style-name="Standard">No SoC Platform selected</text:p>
      <text:p text:style-name="Standard">***************************************************</text:p>
      <text:p text:style-name="Standard">* Please choose one of the available SoC Platforms:</text:p>
      <text:p text:style-name="Standard">*</text:p>
      <text:p text:style-name="Standard">Traceback (most recent call last):</text:p>
      <text:p text:style-name="Standard"><text:s text:c="2"/>File "/home/phytec/yocto/./phyLinux", line 755, in &lt;module&gt;</text:p>
      <text:p text:style-name="Standard"><text:s text:c="4"/>main()</text:p>
      <text:p text:style-name="Standard"><text:s text:c="2"/>File "/home/phytec/yocto/./phyLinux", line 746, in main</text:p>
      <text:p text:style-name="Standard"><text:s text:c="4"/>cmd_init(args)</text:p>
      <text:p text:style-name="Standard"><text:s text:c="2"/>File "/home/phytec/yocto/./phyLinux", line 587, in cmd_init</text:p>
      <text:p text:style-name="Standard"><text:s text:c="4"/>selected_soc = choose_soc()</text:p>
      <text:p text:style-name="Standard"><text:s text:c="2"/>File "/home/phytec/yocto/./phyLinux", line 284, in choose_soc</text:p>
      <text:p text:style-name="Standard"><text:s text:c="4"/>os.chdir(".repo/manifests.git/logs/refs/remotes/origin")</text:p>
      <text:p text:style-name="Standard">FileNotFoundError: [Errno 2] No such file or directory: '.repo/manifests.git/logs/refs/remotes/origin'<text:line-break/><text:line-break/><text:soft-page-break/><text:line-break/><text:line-break/><text:span text:style-name="T1">if you are getting this </text:span><text:span text:style-name="T3">error means sollution:</text:span></text:p>
      <text:p text:style-name="Standard"/>
      <text:p text:style-name="P6">phytec@phytec:~/yocto$ rm -rf /home/phytec/yocto/.repo/repo<text:line-break/><text:line-break/><text:line-break/><text:span text:style-name="T11">after compile basic whole image</text:span><text:line-break/><text:line-break/>yocto/build$ <text:span text:style-name="T10">bitbake phytec-qt6demo-image<text:line-break/><text:line-break/><text:line-break/></text:span><text:span text:style-name="T11">include the packages <text:s/>in our image<text:line-break/></text:span><text:span text:style-name="T10"><text:line-break/>bharati@rati:/media/bharati/f5ffbdab-a8de-49d5-a80a-316466994fdc/phytec/yocto/sources$ </text:span><text:span text:style-name="T11">vi</text:span><text:span text:style-name="T10"> meta-qt6-phytec/recipes-images/images/phytec-qt6demo-image.bb<text:line-break/></text:span></text:p>
      <text:p text:style-name="P9"/>
      <text:p text:style-name="P9">IMAGE_INSTALL:append = "<text:span text:style-name="T2"> python3 python3-cantools python3-can python3-paho-mqtt python3-pip python3-pyserial"</text:span></text:p>
      <text:p text:style-name="P9">IMAGE_INSTALL:append = " <text:span text:style-name="T2">qtbase systemd qtmqtt qtquick3d qtvirtualkeyboard ppp libqmi busybox"</text:span></text:p>
      <text:p text:style-name="P9">IMAGE_INSTALL:append = " <text:span text:style-name="T2">canbuffer ultrafastchargers montserrat fastcharger weston-init</text:span>"</text:p>
      <text:p text:style-name="P9"/>
      <text:p text:style-name="P6"><text:span text:style-name="T10">IMAGE_FSTYPES += "wic.xz"<text:line-break/><text:line-break/><text:line-break/><text:line-break/></text:span><text:span text:style-name="T11">then <text:s/>go tot he below path<text:line-break/></text:span></text:p>
      <text:p text:style-name="P11">bharati@rati:/media/bharati/f5ffbdab-a8de-49d5-a80a-316466994fdc/phytec/yocto/sources$ cd meta-qt6-phytec/<text:line-break/><text:line-break/><text:line-break/>sopy the recipes-ultrafast folder to this path<text:line-break/><text:line-break/>bharati@rati:/media/bharati/f5ffbdab-a8de-49d5-a80a-316466994fdc/phytec/yocto/sources/meta-qt6-phytec$ ls</text:p>
      <text:p text:style-name="P7"><text:span text:style-name="T11">conf <text:s/>recipes-examples <text:s/>recipes-images <text:s/></text:span><text:span text:style-name="T13">recipes-ultrafast<text:line-break/><text:line-break/></text:span><text:span text:style-name="T11">Again compile the source <text:s/></text:span><text:span text:style-name="T13"><text:line-break/><text:line-break/>phytec/yocto/build$ </text:span><text:span text:style-name="T11">bitbake phytec-qt6demo-image<text:line-break/><text:line-break/><text:line-break/><text:line-break/></text:span><text:span text:style-name="T14">if you get the error </text:span><text:span text:style-name="T12"><text:line-break/></text:span></text:p>
      <text:p text:style-name="P12">bharati@rati:/media/bharati/f5ffbdab-a8de-49d5-a80a-316466994fdc/phytec/yocto$ source sources/poky/oe-init-build-env </text:p>
      <text:p text:style-name="P12">Error: TEMPLATECONF value points to nonexistent directory '/home/phytec/yocto/tools/templateconf'</text:p>
      <text:p text:style-name="P12"><text:soft-page-break/></text:p>
      <text:p text:style-name="P12"/>
      <text:p text:style-name="P8"><text:span text:style-name="T11">s</text:span><text:span text:style-name="T10">ollution :</text:span></text:p>
      <text:p text:style-name="P12">I chnaged the path </text:p>
      <text:p text:style-name="P12"/>
      <text:p text:style-name="P12">vi ../build/conf/templateconf.cfg</text:p>
      <text:p text:style-name="P12">#/home/phytec/yocto/tools/templateconf</text:p>
      <text:p text:style-name="P12"/>
      <text:p text:style-name="P7"><text:span text:style-name="T11">/media/bharati/f5ffbdab-a8de-49d5-a80a-316466994fdc/phytec/yocto/tools/templateconf<text:line-break/><text:line-break/></text:span><text:span text:style-name="T13"><text:line-break/></text:span><text:span text:style-name="T11"><text:line-break/><text:line-break/></text:span><text:span text:style-name="T10"><text:line-break/><text:line-break/></text:span><text:line-break/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FMono-Regular" svg:font-family="SFMono-Regular, Menlo, Monaco, Consolas, 'Liberation Mono', 'Courier New', Courier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1T14:42:03.902464542</meta:creation-date>
    <dc:date>2025-11-25T11:27:25.323879733</dc:date>
    <meta:editing-duration>PT12M42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3" meta:paragraph-count="49" meta:word-count="287" meta:character-count="3467" meta:non-whitespace-character-count="3143"/>
  </office:meta>
</office:document-meta>
</file>